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5cm"/>
    </style:style>
    <style:style style:name="gr2" style:family="graphic" style:parent-style-name="standard">
      <style:graphic-properties draw:stroke="none" draw:fill="none" fo:min-height="11.941cm"/>
    </style:style>
    <style:style style:name="gr3" style:family="graphic">
      <style:graphic-properties style:protect="size"/>
    </style:style>
    <style:style style:name="gr4" style:family="graphic" style:parent-style-name="standard">
      <style:graphic-properties draw:stroke="none" draw:fill="none" fo:min-height="4.379cm"/>
    </style:style>
    <style:style style:name="gr5" style:family="graphic" style:parent-style-name="standard">
      <style:graphic-properties svg:stroke-color="#ff0000" draw:fill="none" draw:textarea-horizontal-align="justify" draw:textarea-vertical-align="middle" draw:auto-grow-height="false" fo:min-height="0.75cm" fo:min-width="9.3cm"/>
    </style:style>
    <style:style style:name="gr6" style:family="graphic" style:parent-style-name="objectwithoutfill">
      <style:graphic-properties svg:stroke-color="#ff0000"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0.666cm"/>
    </style:style>
    <style:style style:name="gr8" style:family="graphic" style:parent-style-name="standard">
      <style:graphic-properties draw:stroke="none" draw:fill="none" fo:min-height="5.971cm"/>
    </style:style>
    <style:style style:name="gr9" style:family="graphic" style:parent-style-name="standard">
      <style:graphic-properties draw:stroke="none" svg:stroke-color="#000000" draw:fill="none" draw:fill-color="#ffffff" draw:auto-grow-height="true" draw:auto-grow-width="false" fo:max-height="0cm" fo:min-height="8.533cm"/>
    </style:style>
    <style:style style:name="gr10" style:family="graphic" style:parent-style-name="standard">
      <style:graphic-properties draw:stroke="none" svg:stroke-color="#000000" draw:fill="none" draw:fill-color="#ffffff" draw:auto-grow-height="true" draw:auto-grow-width="false" fo:max-height="0cm" fo:min-height="9.244cm"/>
    </style:style>
    <style:style style:name="gr11" style:family="graphic" style:parent-style-name="standard">
      <style:graphic-properties draw:stroke="none" svg:stroke-color="#000000" draw:fill="none" draw:fill-color="#ffffff" draw:auto-grow-height="true" draw:auto-grow-width="false" fo:max-height="0cm" fo:min-height="7.822cm"/>
    </style:style>
    <style:style style:name="gr12" style:family="graphic" style:parent-style-name="standard">
      <style:graphic-properties draw:stroke="none" svg:stroke-color="#000000" draw:fill="none" draw:fill-color="#ffffff" draw:auto-grow-height="true" draw:auto-grow-width="false" fo:max-height="0cm" fo:min-height="9.955cm"/>
    </style:style>
    <style:style style:name="pr1" style:family="presentation" style:parent-style-name="Default-notes">
      <style:graphic-properties draw:fill-color="#ffffff" fo:min-height="13.364cm"/>
    </style:style>
    <style:style style:name="P1" style:family="paragraph">
      <loext:graphic-properties draw:fill="none" draw:fill-color="#ffffff"/>
    </style:style>
    <style:style style:name="P2" style:family="paragraph">
      <style:paragraph-properties fo:text-align="start"/>
    </style:style>
    <style:style style:name="P3"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style:font-name="Liberation Mono" fo:font-size="10pt" style:font-name-asian="Liberation Mono" style:font-size-asian="10pt" style:font-name-complex="Liberation Mono"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6.4cm" svg:height="3.095cm" svg:x="0.8cm" svg:y="0.801cm">
          <draw:text-box>
            <text:p>Description of output of glmer in R</text:p>
            <text:p/>
            <text:p>MLMmodel&lt;- glmer(rec_acc~PE*rec_session+(rec_session*PE|particip_code), family= binomial, data=data)</text:p>
          </draw:text-box>
        </draw:frame>
        <draw:frame draw:style-name="gr2" draw:text-style-name="P3" draw:layer="layout" svg:width="20.187cm" svg:height="12.191cm" svg:x="1cm" svg:y="4.2cm">
          <draw:text-box>
            <text:p text:style-name="P2"><text:span text:style-name="T1">Generalized linear mixed model fit by maximum likelihood (Laplace Approximation) ['glmerMod']</text:span></text:p>
            <text:p text:style-name="P2"><text:span text:style-name="T1"><text:s/></text:span><text:span text:style-name="T1">Family: binomial <text:s/>( logit )</text:span></text:p>
            <text:p text:style-name="P2"><text:span text:style-name="T1">Formula: rec_acc ~ PE * rec_session + (rec_session * PE | particip_code)</text:span></text:p>
            <text:p text:style-name="P2"><text:span text:style-name="T1"><text:s text:c="3"/></text:span><text:span text:style-name="T1">Data: data</text:span></text:p>
            <text:p text:style-name="P2"><text:span text:style-name="T1"><text:s text:c="5"/></text:span><text:span text:style-name="T1">AIC <text:s text:c="5"/>BIC <text:s text:c="2"/>logLik deviance df.resid </text:span></text:p>
            <text:p text:style-name="P2"><text:span text:style-name="T1"><text:s text:c="2"/></text:span><text:span text:style-name="T1">6545.7 <text:s text:c="2"/>6723.6 <text:s/>-3245.9 <text:s text:c="2"/>6491.7 <text:s text:c="4"/>5349 </text:span></text:p>
            <text:p text:style-name="P2"><text:span text:style-name="T1">Scaled residuals: </text:span></text:p>
            <text:p text:style-name="P2"><text:span text:style-name="T1"><text:s text:c="4"/></text:span><text:span text:style-name="T1">Min <text:s text:c="5"/>1Q <text:s/>Median <text:s text:c="5"/>3Q <text:s text:c="4"/>Max </text:span></text:p>
            <text:p text:style-name="P2"><text:span text:style-name="T1">-3.3785 -0.9026 <text:s/>0.3659 <text:s/>0.8036 <text:s/>3.7504 </text:span></text:p>
            <text:p text:style-name="P2"><text:span text:style-name="T1">Random effects:</text:span></text:p>
            <text:p text:style-name="P2"><text:span text:style-name="T1"><text:s/></text:span><text:span text:style-name="T1">Groups <text:s text:c="7"/>Name <text:s text:c="23"/>Variance Std.Dev. Corr <text:s text:c="24"/></text:span></text:p>
            <text:p text:style-name="P2"><text:span text:style-name="T1"><text:s/></text:span><text:span text:style-name="T1">particip_code (Intercept) <text:s text:c="16"/>2.35249 <text:s/>1.5338 <text:s text:c="31"/></text:span></text:p>
            <text:p text:style-name="P2"><text:span text:style-name="T1"><text:s text:c="15"/></text:span><text:span text:style-name="T1">rec_sessionDelayed <text:s text:c="9"/>2.96666 <text:s/>1.7224 <text:s text:c="2"/>-0.90 <text:s text:c="23"/></text:span></text:p>
            <text:p text:style-name="P2"><text:span text:style-name="T1"><text:s text:c="15"/></text:span><text:span text:style-name="T1">PEmedium <text:s text:c="19"/>0.10719 <text:s/>0.3274 <text:s text:c="2"/>-0.21 <text:s/>0.40 <text:s text:c="17"/></text:span></text:p>
            <text:p text:style-name="P2"><text:span text:style-name="T1"><text:s text:c="15"/></text:span><text:span text:style-name="T1">PEhigh <text:s text:c="21"/>0.13557 <text:s/>0.3682 <text:s text:c="2"/>-0.63 <text:s/>0.90 <text:s/>0.47 <text:s text:c="11"/></text:span></text:p>
            <text:p text:style-name="P2"><text:span text:style-name="T1"><text:s text:c="15"/></text:span><text:span text:style-name="T1">rec_sessionDelayed:PEmedium 0.04902 <text:s/>0.2214 <text:s text:c="3"/>0.29 -0.34 -0.95 -0.28 <text:s text:c="5"/></text:span></text:p>
            <text:p text:style-name="P2"><text:span text:style-name="T1"><text:s text:c="15"/></text:span><text:span text:style-name="T1">rec_sessionDelayed:PEhigh <text:s text:c="2"/>0.09614 <text:s/>0.3101 <text:s text:c="3"/>0.72 -0.58 <text:s/>0.50 -0.35 -0.46</text:span></text:p>
            <text:p text:style-name="P2"><text:span text:style-name="T1">Number of obs: 5376, groups: <text:s/>particip_code, 32</text:span></text:p>
            <text:p text:style-name="P2"><text:span text:style-name="T1">Fixed effects:</text:span></text:p>
            <text:p text:style-name="P2"><text:span text:style-name="T1"><text:s text:c="29"/></text:span><text:span text:style-name="T1">Estimate Std. Error z value Pr(&gt;|z|) <text:s/></text:span></text:p>
            <text:p text:style-name="P2"><text:span text:style-name="T1">(Intercept) <text:s text:c="17"/>0.181209 <text:s text:c="2"/>0.288006 <text:s text:c="2"/>0.629 <text:s text:c="2"/>0.5292 <text:s/></text:span></text:p>
            <text:p text:style-name="P2"><text:span text:style-name="T1">PEmedium <text:s text:c="20"/>0.328195 <text:s text:c="2"/>0.132237 <text:s text:c="2"/>2.482 <text:s text:c="2"/>0.0131 *</text:span></text:p>
            <text:p text:style-name="P2"><text:span text:style-name="T1">PEhigh <text:s text:c="22"/>0.005379 <text:s text:c="2"/>0.140372 <text:s text:c="2"/>0.038 <text:s text:c="2"/>0.9694 <text:s/></text:span></text:p>
            <text:p text:style-name="P2"><text:span text:style-name="T1">rec_sessionDelayed <text:s text:c="9"/>-0.488775 <text:s text:c="2"/>0.328948 <text:s/>-1.486 <text:s text:c="2"/>0.1373 <text:s/></text:span></text:p>
            <text:p text:style-name="P2"><text:span text:style-name="T1">PEmedium:rec_sessionDelayed <text:s/>0.103703 <text:s text:c="2"/>0.159884 <text:s text:c="2"/>0.649 <text:s text:c="2"/>0.5166 <text:s/></text:span></text:p>
            <text:p text:style-name="P2"><text:span text:style-name="T1">PEhigh:rec_sessionDelayed <text:s text:c="3"/>0.262589 <text:s text:c="2"/>0.175664 <text:s text:c="2"/>1.495 <text:s text:c="2"/>0.1350 <text:s/></text:span></text:p>
            <text:p text:style-name="P2"><text:span text:style-name="T1">---</text:span></text:p>
            <text:p text:style-name="P2"><text:span text:style-name="T1"/></text:p>
            <text:p text:style-name="P2"><text:span text:style-name="T1"/></text:p>
            <text:p text:style-name="P2"><text:span text:style-name="T1"/></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4" draw:text-style-name="P3" draw:layer="layout" svg:width="20.187cm" svg:height="4.629cm" svg:x="0.813cm" svg:y="1cm">
          <draw:text-box>
            <text:p text:style-name="P2"><text:span text:style-name="T1">Generalized linear mixed model fit by maximum likelihood (Laplace Approximation) ['glmerMod']</text:span></text:p>
            <text:p text:style-name="P2"><text:span text:style-name="T1"><text:s/></text:span><text:span text:style-name="T1">Family: binomial <text:s/>( logit )</text:span></text:p>
            <text:p text:style-name="P2"><text:span text:style-name="T1">Formula: rec_acc ~ PE * rec_session + (rec_session * PE | particip_code)</text:span></text:p>
            <text:p text:style-name="P2"><text:span text:style-name="T1"><text:s text:c="3"/></text:span><text:span text:style-name="T1">Data: data</text:span></text:p>
            <text:p text:style-name="P2"><text:span text:style-name="T1"><text:s text:c="5"/></text:span><text:span text:style-name="T1">AIC <text:s text:c="5"/>BIC <text:s text:c="2"/>logLik deviance df.resid </text:span></text:p>
            <text:p text:style-name="P2"><text:span text:style-name="T1"><text:s text:c="2"/></text:span><text:span text:style-name="T1">6545.7 <text:s text:c="2"/>6723.6 <text:s/>-3245.9 <text:s text:c="2"/>6491.7 <text:s text:c="4"/>5349 </text:span></text:p>
            <text:p text:style-name="P2"><text:span text:style-name="T1"><text:s text:c="2"/></text:span></text:p>
            <text:p text:style-name="P2"><text:span text:style-name="T1">---</text:span></text:p>
            <text:p text:style-name="P2"><text:span text:style-name="T1"/></text:p>
            <text:p text:style-name="P2"><text:span text:style-name="T1"/></text:p>
            <text:p text:style-name="P2"><text:span text:style-name="T1"/></text:p>
          </draw:text-box>
        </draw:frame>
        <draw:custom-shape draw:style-name="gr5" draw:text-style-name="P5" draw:layer="layout" svg:width="9.8cm" svg:height="1cm" svg:x="1.4cm" svg:y="2.6cm">
          <text:p/>
          <draw:enhanced-geometry svg:viewBox="0 0 21600 21600" draw:type="rectangle" draw:enhanced-path="M 0 0 L 21600 0 21600 21600 0 21600 0 0 Z N"/>
        </draw:custom-shape>
        <draw:line draw:style-name="gr6" draw:text-style-name="P5" draw:layer="layout" svg:x1="11.2cm" svg:y1="3cm" svg:x2="15.2cm" svg:y2="3cm">
          <text:p/>
        </draw:line>
        <draw:frame draw:style-name="gr7" draw:text-style-name="P1" draw:layer="layout" svg:width="10.6cm" svg:height="10.916cm" svg:x="16.8cm" svg:y="2.4cm">
          <draw:text-box>
            <text:p>These are some values indicating the fit of the model, much like residual some of squares in a general linear model. </text:p>
            <text:p>In order to compare different models, the deviance is typically used. Deviance is -2 * logLikelihood and follows a Chi Square distribution. Smaller values indicate better fit. </text:p>
          </draw:text-box>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8" draw:text-style-name="P3" draw:layer="layout" svg:width="20.187cm" svg:height="6.221cm" svg:x="0.813cm" svg:y="1.409cm">
          <draw:text-box>
            <text:p text:style-name="P2"><text:span text:style-name="T1"/></text:p>
            <text:p text:style-name="P2"><text:span text:style-name="T1">Random effects:</text:span></text:p>
            <text:p text:style-name="P2"><text:span text:style-name="T1"><text:s/></text:span><text:span text:style-name="T1">Groups <text:s text:c="7"/>Name <text:s text:c="23"/>Variance Std.Dev. Corr <text:s text:c="24"/></text:span></text:p>
            <text:p text:style-name="P2"><text:span text:style-name="T1"><text:s/></text:span><text:span text:style-name="T1">particip_code (Intercept) <text:s text:c="16"/>2.35249 <text:s/>1.5338 <text:s text:c="31"/></text:span></text:p>
            <text:p text:style-name="P2"><text:span text:style-name="T1"><text:s text:c="15"/></text:span><text:span text:style-name="T1">rec_sessionDelayed <text:s text:c="9"/>2.96666 <text:s/>1.7224 <text:s text:c="2"/>-0.90 <text:s text:c="23"/></text:span></text:p>
            <text:p text:style-name="P2"><text:span text:style-name="T1"><text:s text:c="15"/></text:span><text:span text:style-name="T1">PEmedium <text:s text:c="19"/>0.10719 <text:s/>0.3274 <text:s text:c="2"/>-0.21 <text:s/>0.40 <text:s text:c="17"/></text:span></text:p>
            <text:p text:style-name="P2"><text:span text:style-name="T1"><text:s text:c="15"/></text:span><text:span text:style-name="T1">PEhigh <text:s text:c="21"/>0.13557 <text:s/>0.3682 <text:s text:c="2"/>-0.63 <text:s/>0.90 <text:s/>0.47 <text:s text:c="11"/></text:span></text:p>
            <text:p text:style-name="P2"><text:span text:style-name="T1"><text:s text:c="15"/></text:span><text:span text:style-name="T1">rec_sessionDelayed:PEmedium 0.04902 <text:s/>0.2214 <text:s text:c="3"/>0.29 -0.34 -0.95 -0.28 <text:s text:c="5"/></text:span></text:p>
            <text:p text:style-name="P2"><text:span text:style-name="T1"><text:s text:c="15"/></text:span><text:span text:style-name="T1">rec_sessionDelayed:PEhigh <text:s text:c="2"/>0.09614 <text:s/>0.3101 <text:s text:c="3"/>0.72 -0.58 <text:s/>0.50 -0.35 -0.46</text:span></text:p>
            <text:p text:style-name="P2"><text:span text:style-name="T1">Number of obs: 5376, groups: <text:s/>particip_code, 32</text:span></text:p>
            <text:p text:style-name="P2"><text:span text:style-name="T1"/></text:p>
            <text:p text:style-name="P2"><text:span text:style-name="T1">---</text:span></text:p>
            <text:p text:style-name="P2"><text:span text:style-name="T1"/></text:p>
            <text:p text:style-name="P2"><text:span text:style-name="T1"/></text:p>
            <text:p text:style-name="P2"><text:span text:style-name="T1"/></text:p>
          </draw:text-box>
        </draw:frame>
        <draw:frame draw:style-name="gr9" draw:text-style-name="P1" draw:layer="layout" svg:width="26.587cm" svg:height="9.494cm" svg:x="0.813cm" svg:y="6.8cm">
          <draw:text-box>
            <text:p>This is the random part of the model. The values are shown as contrasts, i.e. difference with the reference levels (PElow for PE and rec_sessionImmediate for the rec_session). </text:p>
            <text:p><text:line-break/>The random intercept for participants show how much participants ( in the rec_session = immediate, PE level = low) vary in their average scores in the recognition test.</text:p>
            <text:p>The rec_sessionDelayed shows how much the difference in participants’ scores between the session delayed and immediate (the reference) for the PElow condition (reference for PE) varied across particiants.</text:p>
            <text:p/>
            <text:p>PEmedium represents how much the difference in PEmedium rec_sessionImmediate and PElow rec_sessionImmediate varied across participants, while PEhigh represents the same value but for the difference between PEhigh and PElow. </text:p>
            <text:p/>
          </draw:text-box>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8" draw:text-style-name="P3" draw:layer="layout" svg:width="20.187cm" svg:height="6.221cm" svg:x="0.813cm" svg:y="1.409cm">
          <draw:text-box>
            <text:p text:style-name="P2"><text:span text:style-name="T1"/></text:p>
            <text:p text:style-name="P2"><text:span text:style-name="T1">Random effects:</text:span></text:p>
            <text:p text:style-name="P2"><text:span text:style-name="T1"><text:s/></text:span><text:span text:style-name="T1">Groups <text:s text:c="7"/>Name <text:s text:c="23"/>Variance Std.Dev. Corr <text:s text:c="24"/></text:span></text:p>
            <text:p text:style-name="P2"><text:span text:style-name="T1"><text:s/></text:span><text:span text:style-name="T1">particip_code (Intercept) <text:s text:c="16"/>2.35249 <text:s/>1.5338 <text:s text:c="31"/></text:span></text:p>
            <text:p text:style-name="P2"><text:span text:style-name="T1"><text:s text:c="15"/></text:span><text:span text:style-name="T1">rec_sessionDelayed <text:s text:c="9"/>2.96666 <text:s/>1.7224 <text:s text:c="2"/>-0.90 <text:s text:c="23"/></text:span></text:p>
            <text:p text:style-name="P2"><text:span text:style-name="T1"><text:s text:c="15"/></text:span><text:span text:style-name="T1">PEmedium <text:s text:c="19"/>0.10719 <text:s/>0.3274 <text:s text:c="2"/>-0.21 <text:s/>0.40 <text:s text:c="17"/></text:span></text:p>
            <text:p text:style-name="P2"><text:span text:style-name="T1"><text:s text:c="15"/></text:span><text:span text:style-name="T1">PEhigh <text:s text:c="21"/>0.13557 <text:s/>0.3682 <text:s text:c="2"/>-0.63 <text:s/>0.90 <text:s/>0.47 <text:s text:c="11"/></text:span></text:p>
            <text:p text:style-name="P2"><text:span text:style-name="T1"><text:s text:c="15"/></text:span><text:span text:style-name="T1">rec_sessionDelayed:PEmedium 0.04902 <text:s/>0.2214 <text:s text:c="3"/>0.29 -0.34 -0.95 -0.28 <text:s text:c="5"/></text:span></text:p>
            <text:p text:style-name="P2"><text:span text:style-name="T1"><text:s text:c="15"/></text:span><text:span text:style-name="T1">rec_sessionDelayed:PEhigh <text:s text:c="2"/>0.09614 <text:s/>0.3101 <text:s text:c="3"/>0.72 -0.58 <text:s/>0.50 -0.35 -0.46</text:span></text:p>
            <text:p text:style-name="P2"><text:span text:style-name="T1">Number of obs: 5376, groups: <text:s/>particip_code, 32</text:span></text:p>
            <text:p text:style-name="P2"><text:span text:style-name="T1"/></text:p>
            <text:p text:style-name="P2"><text:span text:style-name="T1">---</text:span></text:p>
            <text:p text:style-name="P2"><text:span text:style-name="T1"/></text:p>
            <text:p text:style-name="P2"><text:span text:style-name="T1"/></text:p>
            <text:p text:style-name="P2"><text:span text:style-name="T1"/></text:p>
          </draw:text-box>
        </draw:frame>
        <draw:frame draw:style-name="gr10" draw:text-style-name="P1" draw:layer="layout" svg:width="26.587cm" svg:height="9.494cm" svg:x="0.813cm" svg:y="6.8cm">
          <draw:text-box>
            <text:p>Interactions of random slopes.</text:p>
            <text:p>Rec_sessionDelayed:PEmedium represents how much the difference in rec_acc between the rec_sessionDelayed for PEmedium and the <text:s/>rec_sessionImmediate for PElow (intercept) varies between participants. </text:p>
            <text:p/>
            <text:p>Rec_sessionDelayed:PEhigh represents how much the difference between rec_sessionDelayes for PEhigh and rec_sessionImmediate for PElow (intercept) varies between participants. </text:p>
            <text:p/>
            <text:p>Number of obs – total number of observation </text:p>
            <text:p>Groups: levels of our grouping variable. In our case, number of participants</text:p>
            <text:p/>
            <text:p/>
          </draw:text-box>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8" draw:text-style-name="P3" draw:layer="layout" svg:width="20.187cm" svg:height="6.221cm" svg:x="1.213cm" svg:y="1.2cm">
          <draw:text-box>
            <text:p text:style-name="P2"><text:span text:style-name="T1"/></text:p>
            <text:p text:style-name="P2"><text:span text:style-name="T1">Fixed effects:</text:span></text:p>
            <text:p text:style-name="P2"><text:span text:style-name="T1"><text:s text:c="29"/></text:span><text:span text:style-name="T1">Estimate Std. Error z value Pr(&gt;|z|) <text:s/></text:span></text:p>
            <text:p text:style-name="P2"><text:span text:style-name="T1">(Intercept) <text:s text:c="17"/>0.181209 <text:s text:c="2"/>0.288006 <text:s text:c="2"/>0.629 <text:s text:c="2"/>0.5292 <text:s/></text:span></text:p>
            <text:p text:style-name="P2"><text:span text:style-name="T1">PEmedium <text:s text:c="20"/>0.328195 <text:s text:c="2"/>0.132237 <text:s text:c="2"/>2.482 <text:s text:c="2"/>0.0131 *</text:span></text:p>
            <text:p text:style-name="P2"><text:span text:style-name="T1">PEhigh <text:s text:c="22"/>0.005379 <text:s text:c="2"/>0.140372 <text:s text:c="2"/>0.038 <text:s text:c="2"/>0.9694 <text:s/></text:span></text:p>
            <text:p text:style-name="P2"><text:span text:style-name="T1">rec_sessionDelayed <text:s text:c="9"/>-0.488775 <text:s text:c="2"/>0.328948 <text:s/>-1.486 <text:s text:c="2"/>0.1373 <text:s/></text:span></text:p>
            <text:p text:style-name="P2"><text:span text:style-name="T1">PEmedium:rec_sessionDelayed <text:s/>0.103703 <text:s text:c="2"/>0.159884 <text:s text:c="2"/>0.649 <text:s text:c="2"/>0.5166 <text:s/></text:span></text:p>
            <text:p text:style-name="P2"><text:span text:style-name="T1">PEhigh:rec_sessionDelayed <text:s text:c="3"/>0.262589 <text:s text:c="2"/>0.175664 <text:s text:c="2"/>1.495 <text:s text:c="2"/>0.1350 <text:s/></text:span></text:p>
            <text:p text:style-name="P2"><text:span text:style-name="T1">---</text:span></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frame draw:style-name="gr11" draw:text-style-name="P1" draw:layer="layout" svg:width="26.587cm" svg:height="8.783cm" svg:x="0.814cm" svg:y="5.906cm">
          <draw:text-box>
            <text:p>The fixed effects are the estimated for the entire group, after taking into account between-participants variance. They are presented as contrasts, just like the random effects. </text:p>
            <text:p>As the coefficients have been obtained through a logit function, they need to be exponentiated in order to be intepreted. </text:p>
            <text:p/>
            <text:p>The exponentiation of the coefficients gives us the odds ratio for that those variables, namely how much change in our outcome variable we can expect after one unit change in our predictors. <text:s/></text:p>
            <text:p/>
            <text:p/>
            <text:p/>
            <text:p/>
          </draw:text-box>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8" draw:text-style-name="P3" draw:layer="layout" svg:width="20.187cm" svg:height="6.221cm" svg:x="1.213cm" svg:y="1.2cm">
          <draw:text-box>
            <text:p text:style-name="P2"><text:span text:style-name="T1"/></text:p>
            <text:p text:style-name="P2"><text:span text:style-name="T1">Fixed effects:</text:span></text:p>
            <text:p text:style-name="P2"><text:span text:style-name="T1"><text:s text:c="29"/></text:span><text:span text:style-name="T1">Estimate Std. Error z value Pr(&gt;|z|) <text:s/></text:span></text:p>
            <text:p text:style-name="P2"><text:span text:style-name="T1">(Intercept) <text:s text:c="17"/>0.181209 <text:s text:c="2"/>0.288006 <text:s text:c="2"/>0.629 <text:s text:c="2"/>0.5292 <text:s/></text:span></text:p>
            <text:p text:style-name="P2"><text:span text:style-name="T1">PEmedium <text:s text:c="20"/>0.328195 <text:s text:c="2"/>0.132237 <text:s text:c="2"/>2.482 <text:s text:c="2"/>0.0131 *</text:span></text:p>
            <text:p text:style-name="P2"><text:span text:style-name="T1">PEhigh <text:s text:c="22"/>0.005379 <text:s text:c="2"/>0.140372 <text:s text:c="2"/>0.038 <text:s text:c="2"/>0.9694 <text:s/></text:span></text:p>
            <text:p text:style-name="P2"><text:span text:style-name="T1">rec_sessionDelayed <text:s text:c="9"/>-0.488775 <text:s text:c="2"/>0.328948 <text:s/>-1.486 <text:s text:c="2"/>0.1373 <text:s/></text:span></text:p>
            <text:p text:style-name="P2"><text:span text:style-name="T1">PEmedium:rec_sessionDelayed <text:s/>0.103703 <text:s text:c="2"/>0.159884 <text:s text:c="2"/>0.649 <text:s text:c="2"/>0.5166 <text:s/></text:span></text:p>
            <text:p text:style-name="P2"><text:span text:style-name="T1">PEhigh:rec_sessionDelayed <text:s text:c="3"/>0.262589 <text:s text:c="2"/>0.175664 <text:s text:c="2"/>1.495 <text:s text:c="2"/>0.1350 <text:s/></text:span></text:p>
            <text:p text:style-name="P2"><text:span text:style-name="T1">---</text:span></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frame draw:style-name="gr12" draw:text-style-name="P1" draw:layer="layout" svg:width="26.587cm" svg:height="13.049cm" svg:x="0.814cm" svg:y="5.906cm">
          <draw:text-box>
            <text:p>The intercept represent the level of rec_acc for rec_sessionImmediate and PElow (reference levels). It generally means that participants on those conditions are exp(0.18) = 1.20 times more likely to correctly recognize an item (rec_acc=1) than incorrectly recognize it (rec_acc=0). Their recognition levels are at chance (<text:span text:style-name="T2"> p </text:span><text:span text:style-name="T3"><text:s/>= 0.53). </text:span></text:p>
            <text:p><text:span text:style-name="T3"/></text:p>
            <text:p><text:span text:style-name="T3">PEmedium represents the difference between rec_acc for PEmedium (rec_sessionImmediate) and PElow (rec_sessionImmediate). <text:s/>This tells us that participants in the PEmedium condition are exp(0.32) = </text:span><text:s text:c="2"/>1.38 times more likely to recognize an item, and that <text:s/>this improvement is significant (p = 0.01).</text:p>
            <text:p/>
            <text:p>The rest of the effects can be interpreted as we did for the random effects, with the difference that here we are considering not the variation among participants, but the effects of the variables on the group level. <text:s/></text:p>
            <text:p/>
            <text:p/>
            <text:p/>
            <text:p/>
            <text:p/>
          </draw:text-box>
        </draw:frame>
        <presentation:notes draw:style-name="dp2">
          <draw:page-thumbnail draw:style-name="gr3"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esco Pupillo</meta:initial-creator>
    <meta:creation-date>2020-10-23T11:32:35.663752846</meta:creation-date>
    <dc:date>2020-10-23T15:24:07.340311333</dc:date>
    <dc:creator>Francesco Pupillo</dc:creator>
    <meta:editing-duration>PT18M51S</meta:editing-duration>
    <meta:editing-cycles>2</meta:editing-cycles>
    <meta:generator>LibreOffice/6.0.7.3$Linux_X86_64 LibreOffice_project/00m0$Build-3</meta:generator>
    <meta:document-statistic meta:object-count="47"/>
  </office:meta>
</office:document-meta>
</file>